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115.82mm"/>
    </style:style>
    <style:style style:name="co4" style:family="table-column">
      <style:table-column-properties fo:break-before="auto" style:column-width="73.61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BI-esp3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RS-components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footprints-Lib:ESP32-W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s_Switches_THT:SW_Tactile_SPST_Angled_PTS645Vx83-2L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MagneticBuzzer_Kingstate_KCG0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:USB_Micro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/500V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5uF</text:p>
          </table:table-cell>
          <table:table-cell office:value-type="string" calcext:value-type="string">
            <text:p>Capacitor_Tantalum_SMD:CP_EIA-3216-18_Kemet-A</text:p>
          </table:table-cell>
          <table:table-cell/>
          <table:table-cell office:value-type="string" calcext:value-type="string">
            <text:p>699-2841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WE-74479775147</text:p>
          </table:table-cell>
          <table:table-cell office:value-type="string" calcext:value-type="string">
            <text:p>Inductor_SMD:L_0805_2012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JA-12.000-18-DFE</text:p>
          </table:table-cell>
          <table:table-cell office:value-type="string" calcext:value-type="string">
            <text:p>Crystal:Crystal_SMD_3225-4Pin_3.2x2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MF-NSMF050-2</text:p>
          </table:table-cell>
          <table:table-cell office:value-type="string" calcext:value-type="string">
            <text:p>Capacitor_SMD:C_1206_3216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Socket_2.54mm:PinSocket_1x04_P2.5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PC11U14FBD</text:p>
          </table:table-cell>
          <table:table-cell office:value-type="string" calcext:value-type="string">
            <text:p>Package_QFP:LQFP-48_7x7mm_P0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LED_SMD:LED_SK6812_PLCC4_5.0x5.0mm_P3.2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estPoint:TestPoint_Pad_D1.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estPoint:TestPoint_Pad_D1.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estPoint:TestPoint_Pad_D1.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estPoint:TestPoint_Pad_D1.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estPoint:TestPoint_Pad_D1.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MountingHole:MountingHole_4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MountingHole:MountingHole_4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MountingHole:MountingHole_4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MountingHole:MountingHole_4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SR_1-2433</text:p>
          </table:table-cell>
          <table:table-cell office:value-type="string" calcext:value-type="string">
            <text:p>Converter_DCDC:Converter_DCDC_TRACO_TSR-1_THT</text:p>
          </table:table-cell>
          <table:table-cell office:value-type="string" calcext:value-type="string">
            <text:p>http://www.tracopower.com/products/tsr1.pdf</text:p>
          </table:table-cell>
          <table:table-cell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WS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~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9" meta:object-count="0"/>
    <meta:generator>LibreOffice/6.1.3.2$Linux_X86_64 LibreOffice_project/10$Build-2</meta:generator>
  </office:meta>
</office:document-meta>
</file>